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8" style:family="paragraph">
      <loext:graphic-properties draw:fill="none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08901152505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089011511744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4" table:style-name="Table4">
        <table:table-column table:style-name="Table4.A"/>
        <table:table-row table:style-name="TableLine2089016408720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089016413328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08901641563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08901642049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08901640769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089016405136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089016417680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089016420240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358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06672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09744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4096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665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7424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25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5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4352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94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076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089016411792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><text:soft-page-break/></text:p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890164148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89016745568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089016739936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39168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0192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2314077691" text:style-name="L1">
              <text:list-item>
                <text:p text:style-name="P63"><draw:custom-shape text:anchor-type="paragraph" draw:z-index="1" draw:name="Shape2" draw:style-name="gr2" draw:text-style-name="P6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3776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38656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37888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454376202" text:style-name="L2">
              <text:list-item>
                <text:p text:style-name="P64"><draw:custom-shape text:anchor-type="paragraph" draw:z-index="2" draw:name="Shape2_0" draw:style-name="gr1" draw:text-style-name="P6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9152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044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089016749408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08901674096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51968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089016751456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089016751712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08901675376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89016752224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0890167488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089016738400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7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41:06.930000000</dc:date>
    <meta:editing-duration>P1DT15H33M43S</meta:editing-duration>
    <meta:editing-cycles>905</meta:editing-cycles>
    <meta:document-statistic meta:table-count="8" meta:image-count="0" meta:object-count="0" meta:page-count="3" meta:paragraph-count="132" meta:word-count="411" meta:character-count="2571" meta:non-whitespace-character-count="2259"/>
  </office:meta>
</office:document-meta>
</file>